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venirNext-Medium" svg:font-family="AvenirNext-Medium"/>
    <style:font-face style:name="AvenirNext-Medium1" svg:font-family="AvenirNext-Medium" style:font-pitch="variable"/>
    <style:font-face style:name="DINAlternate-Bold" svg:font-family="DINAlternate-Bold" style:font-pitch="variable"/>
    <style:font-face style:name="DINAlternate-Bold1" svg:font-family="DINAlternate-Bold"/>
    <style:font-face style:name="DINCondensed-Bold" svg:font-family="DINCondensed-Bold" style:font-pitch="variable"/>
    <style:font-face style:name="DINCondensed-Bold1" svg:font-family="DINCondensed-Bol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asterSlide0-notes">
      <style:graphic-properties draw:fill-color="#ffffff" fo:min-height="13.364cm"/>
      <style:paragraph-properties style:writing-mode="lr-tb"/>
    </style:style>
    <style:style style:name="pr2" style:family="presentation" style:parent-style-name="MasterSlid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indent="0cm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1.376cm" fo:line-height="80%" fo:text-indent="0cm"/>
    </style:style>
    <style:style style:name="P5" style:family="paragraph">
      <style:paragraph-properties fo:margin-left="0cm" fo:margin-right="0cm" fo:margin-top="0cm" fo:margin-bottom="1.376cm" fo:text-indent="0cm"/>
    </style:style>
    <style:style style:name="P6" style:family="paragraph">
      <style:paragraph-properties fo:margin-left="0cm" fo:margin-right="0cm" fo:margin-top="0cm" fo:margin-bottom="1.376cm" fo:line-height="100%" fo:text-indent="0cm"/>
    </style:style>
    <style:style style:name="T1" style:family="text">
      <style:text-properties fo:text-transform="uppercase" fo:color="#33a5da" loext:opacity="100%" style:font-name="DINCondensed-Bold1" fo:font-size="303pt" fo:font-weight="bold" style:font-name-asian="DINCondensed-Bold1" style:font-size-asian="303pt" style:font-weight-asian="bold" style:font-name-complex="DINCondensed-Bold1" style:font-size-complex="303pt" style:font-weight-complex="bold"/>
    </style:style>
    <style:style style:name="T2" style:family="text">
      <style:text-properties fo:text-transform="uppercase" fo:color="#33a5da" loext:opacity="100%" style:font-name="DINCondensed-Bold1" fo:font-size="87pt" fo:font-weight="bold" style:font-name-asian="DINCondensed-Bold1" style:font-size-asian="87pt" style:font-weight-asian="bold" style:font-name-complex="DINCondensed-Bold1" style:font-size-complex="87pt" style:font-weight-complex="bold"/>
    </style:style>
    <style:style style:name="T3" style:family="text">
      <style:text-properties fo:color="#838687" loext:opacity="100%" style:font-name="AvenirNext-Medium" fo:font-size="48pt" style:font-name-asian="AvenirNext-Medium" style:font-size-asian="48pt" style:font-name-complex="AvenirNext-Medium" style:font-size-complex="48pt"/>
    </style:style>
    <style:style style:name="T4" style:family="text">
      <style:text-properties fo:color="#4b8944" loext:opacity="100%" style:font-name="AvenirNext-Medium" fo:font-size="48pt" style:font-name-asian="AvenirNext-Medium" style:font-size-asian="48pt" style:font-name-complex="AvenirNext-Medium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">
        <style:list-level-properties text:min-label-width="1.73cm"/>
        <style:text-properties style:use-window-font-color="true" fo:font-size="45%"/>
      </text:list-level-style-bullet>
      <text:list-level-style-bullet text:level="2" text:bullet-char="">
        <style:list-level-properties text:space-before="1.764cm" text:min-label-width="1.73cm"/>
        <style:text-properties style:use-window-font-color="true" fo:font-size="45%"/>
      </text:list-level-style-bullet>
      <text:list-level-style-bullet text:level="3" text:bullet-char="">
        <style:list-level-properties text:space-before="3.528cm" text:min-label-width="1.73cm"/>
        <style:text-properties style:use-window-font-color="true" fo:font-size="45%"/>
      </text:list-level-style-bullet>
      <text:list-level-style-bullet text:level="4" text:bullet-char="">
        <style:list-level-properties text:space-before="5.292cm" text:min-label-width="1.73cm"/>
        <style:text-properties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">
        <style:list-level-properties text:min-label-width="1.73cm"/>
        <style:text-properties style:use-window-font-color="true" fo:font-size="45%"/>
      </text:list-level-style-bullet>
      <text:list-level-style-bullet text:level="2" text:bullet-char="">
        <style:list-level-properties text:space-before="1.764cm" text:min-label-width="1.73cm"/>
        <style:text-properties style:use-window-font-color="true" fo:font-size="45%"/>
      </text:list-level-style-bullet>
      <text:list-level-style-bullet text:level="3" text:bullet-char="">
        <style:list-level-properties text:space-before="3.528cm" text:min-label-width="1.73cm"/>
        <style:text-properties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">
        <style:list-level-properties text:min-label-width="1.73cm"/>
        <style:text-properties style:use-window-font-color="true" fo:font-size="45%"/>
      </text:list-level-style-bullet>
      <text:list-level-style-bullet text:level="2" text:bullet-char="">
        <style:list-level-properties text:space-before="1.764cm" text:min-label-width="1.73cm"/>
        <style:text-properties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63.5cm" svg:height="10.583cm" svg:x="2.117cm" svg:y="25.118cm">
          <draw:text-box>
            <text:p text:style-name="P1"><text:span text:style-name="T1">Layout Och Styl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Agend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3.848cm" svg:x="2.117cm" svg:y="10.724cm">
          <draw:text-box>
            <text:list text:style-name="L2">
              <text:list-item>
                <text:p text:style-name="P5"><text:span text:style-name="T3">Demo</text:span></text:p>
                <text:list>
                  <text:list-item>
                    <text:p text:style-name="P5"><text:span text:style-name="T3">Vi ska bygga ett sp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3.848cm" svg:x="2.117cm" svg:y="10.724cm">
          <draw:text-box>
            <text:list text:style-name="L2">
              <text:list-item>
                <text:p text:style-name="P5"><text:span text:style-name="T3">Börjar med att skapa struktur</text:span></text:p>
                <text:list>
                  <text:list-item>
                    <text:p text:style-name="P5"><text:span text:style-name="T3">components/</text:span></text:p>
                    <text:list>
                      <text:list-item>
                        <text:p text:style-name="P5"><text:span text:style-name="T3">PrimaryButton.js</text:span></text:p>
                      </text:list-item>
                    </text:list>
                  </text:list-item>
                  <text:list-item>
                    <text:p text:style-name="P5"><text:span text:style-name="T3">screens/</text:span></text:p>
                    <text:list>
                      <text:list-item>
                        <text:p text:style-name="P5"><text:span text:style-name="T3">GameStartScreen.js</text:span></text:p>
                      </text:list-item>
                      <text:list-item>
                        <text:p text:style-name="P5"><text:span text:style-name="T3">GameScreen.js</text:span></text:p>
                      </text:list-item>
                      <text:list-item>
                        <text:p text:style-name="P5"><text:span text:style-name="T3">GameOverScreen.j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3.848cm" svg:x="2.117cm" svg:y="10.724cm">
          <draw:text-box>
            <text:list text:style-name="L2">
              <text:list-item>
                <text:p text:style-name="P5"><text:span text:style-name="T3">components/</text:span></text:p>
                <text:list>
                  <text:list-item>
                    <text:p text:style-name="P5"><text:span text:style-name="T4">PrimaryButton.js</text:span></text:p>
                    <text:list>
                      <text:list-item>
                        <text:p text:style-name="P5"><text:span text:style-name="T3">&lt;View&gt;&lt;Text&gt;Button&lt;/Text&gt;&lt;/View&gt; </text:span></text:p>
                      </text:list-item>
                      <text:list-item>
                        <text:p text:style-name="P5"><text:span text:style-name="T3">github: kika på react-native implementation av butt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screens/</text:span></text:p>
                <text:list>
                  <text:list-item>
                    <text:p text:style-name="P5"><text:span text:style-name="T3">GameStartScreen.js</text:span></text:p>
                  </text:list-item>
                  <text:list-item>
                    <text:p text:style-name="P5"><text:span text:style-name="T3">GameScreen.js</text:span></text:p>
                  </text:list-item>
                  <text:list-item>
                    <text:p text:style-name="P5"><text:span text:style-name="T3">GameOverScreen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3.848cm" svg:x="2.117cm" svg:y="10.724cm">
          <draw:text-box>
            <text:list text:style-name="L2">
              <text:list-item>
                <text:p text:style-name="P5"><text:span text:style-name="T3">components/</text:span></text:p>
                <text:list>
                  <text:list-item>
                    <text:p text:style-name="P5"><text:span text:style-name="T3">PrimaryButton.js</text:span></text:p>
                  </text:list-item>
                </text:list>
              </text:list-item>
              <text:list-item>
                <text:p text:style-name="P5"><text:span text:style-name="T3">screens/</text:span></text:p>
                <text:list>
                  <text:list-item>
                    <text:p text:style-name="P5"><text:span text:style-name="T4">GameStartScreen.js</text:span></text:p>
                    <text:list>
                      <text:list-item>
                        <text:p text:style-name="P5"><text:span text:style-name="T3">Shadow</text:span></text:p>
                        <text:list>
                          <text:list-item>
                            <text:p text:style-name="P5"><text:span text:style-name="T3">Android: elevation</text:span></text:p>
                          </text:list-item>
                          <text:list-item>
                            <text:p text:style-name="P5"><text:span text:style-name="T3">IOS: <text:s/>shadowColor, shadowOffset, shadowRadius, shadowOpacity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3">GameScreen.js</text:span></text:p>
                  </text:list-item>
                  <text:list-item>
                    <text:p text:style-name="P5"><text:span text:style-name="T3">GameOverScreen.js</text:span></text:p>
                  </text:list-item>
                </text:list>
              </text:list-item>
              <text:list-item>
                <text:p text:style-name="P5"/>
              </text:list-item>
              <text:list-item>
                <text:p text:style-name="P5"><text:span text:style-name="T3">Ref: 4/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3.848cm" svg:x="2.117cm" svg:y="10.724cm">
          <draw:text-box>
            <text:list text:style-name="L3">
              <text:list-item>
                <text:p text:style-name="P5"><text:span text:style-name="T3">components/</text:span></text:p>
                <text:list>
                  <text:list-item>
                    <text:p text:style-name="P5"><text:span text:style-name="T3">PrimaryButton.js</text:span></text:p>
                  </text:list-item>
                </text:list>
              </text:list-item>
              <text:list-item>
                <text:p text:style-name="P5"><text:span text:style-name="T3">screens/</text:span></text:p>
                <text:list>
                  <text:list-item>
                    <text:p text:style-name="P5"><text:span text:style-name="T4">GameStartScreen.js</text:span></text:p>
                    <text:list>
                      <text:list-item>
                        <text:p text:style-name="P5"><text:span text:style-name="T3">&lt;TextInput&gt; </text:span><text:a xlink:href="https://reactnative.dev/docs/textinput" xlink:type="simple">https://reactnative.dev/docs/textinput</text:a></text:p>
                      </text:list-item>
                      <text:list-item>
                        <text:p text:style-name="P5"><text:span text:style-name="T3">maxLength, keyboardType</text:span></text:p>
                      </text:list-item>
                    </text:list>
                  </text:list-item>
                  <text:list-item>
                    <text:p text:style-name="P5"><text:span text:style-name="T3">GameScreen.js</text:span></text:p>
                  </text:list-item>
                  <text:list-item>
                    <text:p text:style-name="P5"><text:span text:style-name="T3">GameOverScreen.js</text:span></text:p>
                  </text:list-item>
                </text:list>
              </text:list-item>
              <text:list-item>
                <text:p text:style-name="P5"/>
              </text:list-item>
              <text:list-item>
                <text:p text:style-name="P5"><text:span text:style-name="T3">Ref: 4/3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3.848cm" svg:x="2.117cm" svg:y="10.724cm">
          <draw:text-box>
            <text:list text:style-name="L3">
              <text:list-item>
                <text:p text:style-name="P5"><text:span text:style-name="T3">components/</text:span></text:p>
                <text:list>
                  <text:list-item>
                    <text:p text:style-name="P5"><text:span text:style-name="T4">PrimaryButton.js</text:span></text:p>
                    <text:list>
                      <text:list-item>
                        <text:p text:style-name="P5"><text:span text:style-name="T3">Styling: conditional rendering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screens/</text:span></text:p>
                <text:list>
                  <text:list-item>
                    <text:p text:style-name="P5"><text:span text:style-name="T3">GameStartScreen.js</text:span></text:p>
                  </text:list-item>
                  <text:list-item>
                    <text:p text:style-name="P5"><text:span text:style-name="T3">GameScreen.js</text:span></text:p>
                  </text:list-item>
                  <text:list-item>
                    <text:p text:style-name="P5"><text:span text:style-name="T3">GameOverScreen.js</text:span></text:p>
                  </text:list-item>
                </text:list>
              </text:list-item>
              <text:list-item>
                <text:p text:style-name="P5"/>
              </text:list-item>
              <text:list-item>
                <text:p text:style-name="P5"><text:span text:style-name="T3">Ref: 4/4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3.848cm" svg:x="2.117cm" svg:y="10.724cm">
          <draw:text-box>
            <text:list text:style-name="L4">
              <text:list-item>
                <text:p text:style-name="P5"><text:span text:style-name="T3">Övning</text:span></text:p>
                <text:list>
                  <text:list-item>
                    <text:p text:style-name="P5"><text:span text:style-name="T3">1. Vi vill lägga knapparna bredvid men på samma höjd</text:span></text:p>
                  </text:list-item>
                  <text:list-item>
                    <text:p text:style-name="P5"><text:span text:style-name="T3">2. Vi vill ha textinput centrerad</text:span></text:p>
                  </text:list-item>
                  <text:list-item>
                    <text:p text:style-name="P5"><text:span text:style-name="T3"/></text:p>
                  </text:list-item>
                  <text:list-item>
                    <text:p text:style-name="P5"><text:span text:style-name="T3">Tips: Lägg knapparna I egen View och använd flexbox (flexdirection, flex)</text:span></text:p>
                  </text:list-item>
                  <text:list-item>
                    <text:p text:style-name="P5"><text:span text:style-name="T3"/></text:p>
                  </text:list-item>
                  <text:list-item>
                    <text:p text:style-name="P5"><text:span text:style-name="T3"/></text:p>
                  </text:list-item>
                  <text:list-item>
                    <text:p text:style-name="P5"><text:span text:style-name="T3">Ref: 4/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3.848cm" svg:x="2.017cm" svg:y="10.724cm">
          <draw:text-box>
            <text:list text:style-name="L4">
              <text:list-item>
                <text:p text:style-name="P5"><text:span text:style-name="T3">Vi vill nu lägga till en gradient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3"><text:s/></text:span><text:span text:style-name="T3"><text:a xlink:href="https://docs.expo.dev/versions/latest/sdk/linear-gradient/" xlink:type="simple">https://docs.expo.dev/versions/latest/sdk/linear-gradient/</text:a></text:span></text:p>
                            <text:list>
                              <text:list-header>
                                <text:p text:style-name="P5"><text:span text:style-name="T3">Använd: expo install expo-linear-gradient (inte npm, så versioner blir korrekt)</text:span></text:p>
                                <text:p text:style-name="P5"><text:span text:style-name="T3"/></text:p>
                                <text:p text:style-name="P5"><text:span text:style-name="T3"/></text:p>
                              </text:list-header>
                            </text:list>
                          </text:list-header>
                        </text:list>
                        <text:p text:style-name="P5"><text:span text:style-name="T3"/></text:p>
                        <text:p text:style-name="P5"><text:span text:style-name="T3">Ref: 4/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4.836cm" svg:x="2.017cm" svg:y="10.724cm">
          <draw:text-box>
            <text:list text:style-name="L4">
              <text:list-item>
                <text:p text:style-name="P5"><text:span text:style-name="T3">Vi vill nu lägga till en bakgrundsbild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3"><text:a xlink:href="https://reactnative.dev/docs/imagebackground" xlink:type="simple">https://reactnative.dev/docs/imagebackground</text:a></text:span></text:p>
                            <text:list>
                              <text:list-header>
                                <text:p text:style-name="P5"><text:span text:style-name="T3"><text:a xlink:href="https://github.com/facebook/react-native/blob/main/packages/react-native/Libraries/Image/ImageBackground.js" xlink:type="simple">https://github.com/facebook/react-native/blob/main/packages/react-native/Libraries/Image/ImageBackground.js</text:a></text:span><text:span text:style-name="T3"><text:s/></text:span></text:p>
                                <text:p text:style-name="P5"><text:span text:style-name="T3">Vi kan se I implementation att &lt;Image&gt; är wrappad I &lt;View&gt;</text:span></text:p>
                              </text:list-header>
                              <text:list-item>
                                <text:p text:style-name="P5"><text:span text:style-name="T3"><text:s/></text:span><text:span text:style-name="T3">Det finns två proppar </text:span></text:p>
                                <text:list>
                                  <text:list-item>
                                    <text:p text:style-name="P5"><text:span text:style-name="T3"><text:s/></text:span><text:span text:style-name="T3">style (som vanligt appliceras på &lt;View&gt;)</text:span></text:p>
                                  </text:list-item>
                                  <text:list-item>
                                    <text:p text:style-name="P5"><text:span text:style-name="T3"><text:s/></text:span><text:span text:style-name="T3">ImageStyle (som appliceras på &lt;Image&gt;)</text:span></text:p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  <text:p text:style-name="P5"><text:span text:style-name="T3"/></text:p>
                        <text:p text:style-name="P5"><text:span text:style-name="T3"/></text:p>
                        <text:p text:style-name="P5"><text:span text:style-name="T3">Ref: 4/07-adding-im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1.661cm" svg:x="1.27cm" svg:y="10.795cm">
          <draw:text-box>
            <text:list text:style-name="L4">
              <text:list-item>
                <text:p text:style-name="P6"><text:span text:style-name="T3">Övning: Lägg till logik för felhantering av input</text:span></text:p>
              </text:list-item>
              <text:list-item>
                <text:p text:style-name="P6"><text:span text:style-name="T3">Tal ska vara mellan 0 och 99, annars visa alert <text:s/></text:span></text:p>
                <text:list>
                  <text:list-item>
                    <text:p text:style-name="P6"><text:span text:style-name="T3"/></text:p>
                  </text:list-item>
                  <text:list-item>
                    <text:p text:style-name="P6"><text:span text:style-name="T3">Använd useState <text:s/></text:span></text:p>
                  </text:list-item>
                </text:list>
              </text:list-item>
              <text:list-item>
                <text:p text:style-name="P6"><text:span text:style-name="T3"/></text:p>
                <text:list>
                  <text:list-item>
                    <text:p text:style-name="P6"><text:span text:style-name="T3">&lt;InputText&gt;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6"><text:span text:style-name="T3">onChangeText</text:span></text:p>
                                    <text:p text:style-name="P6"><text:span text:style-name="T3">value</text:span></text:p>
                                    <text:p text:style-name="P6"><text:span text:style-name="T3"/></text:p>
                                    <text:p text:style-name="P6"><text:span text:style-name="T3">Alert.alert(title, message, [{ “Ok”, “cancel”, onPress: () =&gt; {} }]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Ref: 4/8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Slide1">
        <draw:frame draw:style-name="gr1" draw:text-style-name="P2" draw:layer="layout" svg:width="63.5cm" svg:height="2.822cm" svg:x="2.117cm" svg:y="5.997cm">
          <draw:text-box>
            <text:p text:style-name="P4"><text:span text:style-name="T2">Layout</text:span></text:p>
          </draw:text-box>
        </draw:frame>
        <draw:frame draw:style-name="gr1" draw:text-style-name="P2" draw:layer="layout" svg:width="63.5cm" svg:height="21.661cm" svg:x="1.27cm" svg:y="10.795cm">
          <draw:text-box>
            <text:list text:style-name="L4">
              <text:list-item>
                <text:p text:style-name="P6"><text:span text:style-name="T3">&lt;SafeAreaView&gt;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3">Hjälper att skydda vyn från att hamna under telefons kamera display osv..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Ref: 4/10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venirNext-Medium" svg:font-family="AvenirNext-Medium"/>
    <style:font-face style:name="AvenirNext-Medium1" svg:font-family="AvenirNext-Medium" style:font-pitch="variable"/>
    <style:font-face style:name="DINAlternate-Bold" svg:font-family="DINAlternate-Bold" style:font-pitch="variable"/>
    <style:font-face style:name="DINAlternate-Bold1" svg:font-family="DINAlternate-Bold"/>
    <style:font-face style:name="DINCondensed-Bold" svg:font-family="DINCondensed-Bold" style:font-pitch="variable"/>
    <style:font-face style:name="DINCondensed-Bold1" svg:font-family="DINCondensed-Bol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212121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1-background" style:family="presentation">
      <style:graphic-properties draw:stroke="none" draw:fill="solid" draw:fill-color="#212121"/>
      <style:text-properties style:letter-kerning="true"/>
    </style:style>
    <style:style style:name="MasterSlid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1-outline1" style:family="presentation">
      <style:graphic-properties draw:stroke="none" draw:fill="none" draw:auto-grow-height="false" draw:fit-to-size="false" style:shrink-to-fit="true">
        <text:list-style style:name="MasterSlide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outline2" style:family="presentation" style:parent-style-name="MasterSlide1-outline1">
      <style:paragraph-properties fo:margin-top="0.4cm" fo:margin-bottom="0cm"/>
      <style:text-properties fo:font-size="28pt" style:font-size-asian="28pt" style:font-size-complex="28pt"/>
    </style:style>
    <style:style style:name="MasterSlide1-outline3" style:family="presentation" style:parent-style-name="MasterSlide1-outline2">
      <style:paragraph-properties fo:margin-top="0.3cm" fo:margin-bottom="0cm"/>
      <style:text-properties fo:font-size="24pt" style:font-size-asian="24pt" style:font-size-complex="24pt"/>
    </style:style>
    <style:style style:name="MasterSlide1-outline4" style:family="presentation" style:parent-style-name="MasterSlide1-outline3">
      <style:paragraph-properties fo:margin-top="0.2cm" fo:margin-bottom="0cm"/>
      <style:text-properties fo:font-size="20pt" style:font-size-asian="20pt" style:font-size-complex="20pt"/>
    </style:style>
    <style:style style:name="MasterSlide1-outline5" style:family="presentation" style:parent-style-name="MasterSlide1-outline4">
      <style:paragraph-properties fo:margin-top="0.1cm" fo:margin-bottom="0cm"/>
      <style:text-properties fo:font-size="20pt" style:font-size-asian="20pt" style:font-size-complex="20pt"/>
    </style:style>
    <style:style style:name="MasterSlide1-outline6" style:family="presentation" style:parent-style-name="MasterSlide1-outline5">
      <style:paragraph-properties fo:margin-top="0.1cm" fo:margin-bottom="0cm"/>
      <style:text-properties fo:font-size="20pt" style:font-size-asian="20pt" style:font-size-complex="20pt"/>
    </style:style>
    <style:style style:name="MasterSlide1-outline7" style:family="presentation" style:parent-style-name="MasterSlide1-outline6">
      <style:paragraph-properties fo:margin-top="0.1cm" fo:margin-bottom="0cm"/>
      <style:text-properties fo:font-size="20pt" style:font-size-asian="20pt" style:font-size-complex="20pt"/>
    </style:style>
    <style:style style:name="MasterSlide1-outline8" style:family="presentation" style:parent-style-name="MasterSlide1-outline7">
      <style:paragraph-properties fo:margin-top="0.1cm" fo:margin-bottom="0cm"/>
      <style:text-properties fo:font-size="20pt" style:font-size-asian="20pt" style:font-size-complex="20pt"/>
    </style:style>
    <style:style style:name="MasterSlide1-outline9" style:family="presentation" style:parent-style-name="MasterSlide1-outline8">
      <style:paragraph-properties fo:margin-top="0.1cm" fo:margin-bottom="0cm"/>
      <style:text-properties fo:font-size="20pt" style:font-size-asian="20pt" style:font-size-complex="20pt"/>
    </style:style>
    <style:style style:name="MasterSlide1-subtitle" style:family="presentation">
      <style:graphic-properties draw:stroke="none" draw:fill="none" draw:textarea-vertical-align="middle">
        <text:list-style style:name="MasterSlide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title" style:family="presentation">
      <style:graphic-properties draw:stroke="none" draw:fill="none" draw:textarea-vertical-align="middle">
        <text:list-style style:name="MasterSlide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41cm" svg:stroke-color="#a6aaa9" draw:stroke-linejoin="miter" svg:stroke-linecap="butt" draw:fill="none" fo:padding-top="0.195cm" fo:padding-bottom="0.195cm" fo:padding-left="0.32cm" fo:padding-right="0.32cm"/>
    </style:style>
    <style:style style:name="Mgr4" style:family="graphic" style:parent-style-name="standard">
      <style:graphic-properties draw:stroke="solid" svg:stroke-width="0.071cm" svg:stroke-color="#a6aaa9" draw:stroke-linejoin="miter" svg:stroke-linecap="butt" draw:fill="none" fo:padding-top="0.16cm" fo:padding-bottom="0.16cm" fo:padding-left="0.285cm" fo:padding-right="0.285cm"/>
    </style:style>
    <style:style style:name="Mgr5" style:family="graphic" style:parent-style-name="standard">
      <style:graphic-properties draw:stroke="none" draw:fill="none" draw:auto-grow-height="true" draw:auto-grow-width="false" fo:min-height="1.514cm" fo:min-width="2.54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Slid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Slid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8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838687" loext:opacity="100%" style:font-name="DINAlternate-Bold1" fo:font-size="36pt" fo:font-weight="bold" style:font-name-asian="DINAlternate-Bold1" style:font-size-asian="36pt" style:font-weight-asian="bold" style:font-name-complex="DINAlternate-Bold1" style:font-size-complex="3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Slide0" style:page-layout-name="PM1" draw:style-name="Mdp1">
      <draw:line draw:style-name="Mgr3" draw:text-style-name="MP5" draw:layer="layout" svg:x1="2.117cm" svg:y1="23.99cm" svg:x2="65.618cm" svg:y2="23.988cm">
        <text:p/>
      </draw:line>
      <draw:frame presentation:style-name="MasterSlide0-title" draw:layer="backgroundobjects" svg:width="60.958cm" svg:height="6.361cm" svg:x="3.386cm" svg:y="1.52cm" presentation:class="title" presentation:placeholder="true">
        <draw:text-box/>
      </draw:frame>
      <draw:frame presentation:style-name="MasterSlide0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1" style:page-layout-name="PM1" draw:style-name="Mdp1">
      <draw:line draw:style-name="Mgr4" draw:text-style-name="MP5" draw:layer="layout" svg:x1="2.117cm" svg:y1="3.882cm" svg:x2="65.618cm" svg:y2="3.88cm">
        <text:p/>
      </draw:line>
      <draw:frame draw:style-name="Mgr5" draw:text-style-name="MP5" draw:layer="layout" svg:width="58.208cm" svg:height="1.764cm" svg:x="2.117cm" svg:y="1.764cm">
        <draw:text-box>
          <text:p text:style-name="MP6"><text:span text:style-name="MT2">Text</text:span></text:p>
        </draw:text-box>
      </draw:frame>
      <draw:frame presentation:style-name="MasterSlide1-title" draw:layer="backgroundobjects" svg:width="60.958cm" svg:height="6.361cm" svg:x="3.386cm" svg:y="1.52cm" presentation:class="title" presentation:placeholder="true">
        <draw:text-box/>
      </draw:frame>
      <draw:frame presentation:style-name="MasterSlide1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1-title" draw:layer="backgroundobjects" svg:width="0.001cm" svg:height="0.001cm" svg:x="0cm" svg:y="2.257cm" presentation:class="page"/>
        <draw:frame presentation:style-name="MasterSlid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2.2$Windows_X86_64 LibreOffice_project/53bb9681a964705cf672590721dbc85eb4d0c3a2</meta:generator>
    <dc:date>2023-04-23T19:14:34.863000000</dc:date>
    <meta:editing-duration>PT14H2M56S</meta:editing-duration>
    <meta:editing-cycles>16</meta:editing-cycles>
    <meta:document-statistic meta:object-count="79"/>
  </office:meta>
</office:document-meta>
</file>